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#div + #sqrt &gt; #add/sub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; 1; 0)" office:value-type="float" office:value="1" calcext:value-type="float">
            <text:p>1</text:p>
          </table:table-cell>
          <table:table-cell table:number-columns-repeated="3"/>
          <table:table-cell table:formula="of:=ROUND(14*[.D2]+144*[.D2]+3*[.B2]*[.B2]-3*[.B2]+6*[.B2]*[.C2]+(4/3)*[.C2]*[.C2])" office:value-type="float" office:value="2116713" calcext:value-type="float">
            <text:p>2116713</text:p>
          </table:table-cell>
          <table:table-cell table:formula="of:=ROUND([.L2]/2) + [.O2]*4 + [.P2]*6" office:value-type="float" office:value="2528518" calcext:value-type="float">
            <text:p>2528518</text:p>
          </table:table-cell>
          <table:table-cell table:formula="of:= [.U2]/[.V2]" office:value-type="float" office:value="0.83713582422589" calcext:value-type="float">
            <text:p>0.83713582422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; 1; 0)" office:value-type="float" office:value="1" calcext:value-type="float">
            <text:p>1</text:p>
          </table:table-cell>
          <table:table-cell table:number-columns-repeated="3"/>
          <table:table-cell table:formula="of:=ROUND(14*[.D3]+144*[.D3]+3*[.B3]*[.B3]-3*[.B3]+6*[.B3]*[.C3]+(4/3)*[.C3]*[.C3])" office:value-type="float" office:value="6273705" calcext:value-type="float">
            <text:p>6273705</text:p>
          </table:table-cell>
          <table:table-cell table:formula="of:=ROUND([.L3]/2) + [.O3]*4 + [.P3]*6" office:value-type="float" office:value="7419233" calcext:value-type="float">
            <text:p>7419233</text:p>
          </table:table-cell>
          <table:table-cell table:formula="of:= [.U3]/[.V3]" office:value-type="float" office:value="0.845600212313052" calcext:value-type="float">
            <text:p>0.8456002123130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; 1; 0)" office:value-type="float" office:value="1" calcext:value-type="float">
            <text:p>1</text:p>
          </table:table-cell>
          <table:table-cell table:number-columns-repeated="3"/>
          <table:table-cell table:formula="of:=ROUND(14*[.D4]+144*[.D4]+3*[.B4]*[.B4]-3*[.B4]+6*[.B4]*[.C4]+(4/3)*[.C4]*[.C4])" office:value-type="float" office:value="11832195" calcext:value-type="float">
            <text:p>11832195</text:p>
          </table:table-cell>
          <table:table-cell table:formula="of:=ROUND([.L4]/2) + [.O4]*4 + [.P4]*6" office:value-type="float" office:value="13940265" calcext:value-type="float">
            <text:p>13940265</text:p>
          </table:table-cell>
          <table:table-cell table:formula="of:= [.U4]/[.V4]" office:value-type="float" office:value="0.848778341014321" calcext:value-type="float">
            <text:p>0.8487783410143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14*[.D5]+144*[.D5]+3*[.B5]*[.B5]-3*[.B5]+6*[.B5]*[.C5]+(4/3)*[.C5]*[.C5])" office:value-type="float" office:value="18698277" calcext:value-type="float">
            <text:p>18698277</text:p>
          </table:table-cell>
          <table:table-cell table:formula="of:=ROUND([.L5]/2) + [.O5]*4 + [.P5]*6" office:value-type="float" office:value="21984836" calcext:value-type="float">
            <text:p>21984836</text:p>
          </table:table-cell>
          <table:table-cell table:formula="of:= [.U5]/[.V5]" office:value-type="float" office:value="0.850507913727444" calcext:value-type="float">
            <text:p>0.850507913727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14*[.D6]+144*[.D6]+3*[.B6]*[.B6]-3*[.B6]+6*[.B6]*[.C6]+(4/3)*[.C6]*[.C6])" office:value-type="float" office:value="27524363" calcext:value-type="float">
            <text:p>27524363</text:p>
          </table:table-cell>
          <table:table-cell table:formula="of:=ROUND([.L6]/2) + [.O6]*4 + [.P6]*6" office:value-type="float" office:value="32317472" calcext:value-type="float">
            <text:p>32317472</text:p>
          </table:table-cell>
          <table:table-cell table:formula="of:= [.U6]/[.V6]" office:value-type="float" office:value="0.851686759409894" calcext:value-type="float">
            <text:p>0.85168675940989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; 1; 0)" office:value-type="float" office:value="1" calcext:value-type="float">
            <text:p>1</text:p>
          </table:table-cell>
          <table:table-cell table:number-columns-repeated="3"/>
          <table:table-cell table:formula="of:=ROUND(14*[.D7]+144*[.D7]+3*[.B7]*[.B7]-3*[.B7]+6*[.B7]*[.C7]+(4/3)*[.C7]*[.C7])" office:value-type="float" office:value="37051717" calcext:value-type="float">
            <text:p>37051717</text:p>
          </table:table-cell>
          <table:table-cell table:formula="of:=ROUND([.L7]/2) + [.O7]*4 + [.P7]*6" office:value-type="float" office:value="43465140" calcext:value-type="float">
            <text:p>43465140</text:p>
          </table:table-cell>
          <table:table-cell table:formula="of:= [.U7]/[.V7]" office:value-type="float" office:value="0.852446742377915" calcext:value-type="float">
            <text:p>0.8524467423779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; 1; 0)" office:value-type="float" office:value="1" calcext:value-type="float">
            <text:p>1</text:p>
          </table:table-cell>
          <table:table-cell table:number-columns-repeated="3"/>
          <table:table-cell table:formula="of:=ROUND(14*[.D8]+144*[.D8]+3*[.B8]*[.B8]-3*[.B8]+6*[.B8]*[.C8]+(4/3)*[.C8]*[.C8])" office:value-type="float" office:value="46759301" calcext:value-type="float">
            <text:p>46759301</text:p>
          </table:table-cell>
          <table:table-cell table:formula="of:=ROUND([.L8]/2) + [.O8]*4 + [.P8]*6" office:value-type="float" office:value="54819502" calcext:value-type="float">
            <text:p>54819502</text:p>
          </table:table-cell>
          <table:table-cell table:formula="of:= [.U8]/[.V8]" office:value-type="float" office:value="0.852968365163186" calcext:value-type="float">
            <text:p>0.8529683651631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; 1; 0)" office:value-type="float" office:value="1" calcext:value-type="float">
            <text:p>1</text:p>
          </table:table-cell>
          <table:table-cell table:number-columns-repeated="3"/>
          <table:table-cell table:formula="of:=ROUND(14*[.D9]+144*[.D9]+3*[.B9]*[.B9]-3*[.B9]+6*[.B9]*[.C9]+(4/3)*[.C9]*[.C9])" office:value-type="float" office:value="59268409" calcext:value-type="float">
            <text:p>59268409</text:p>
          </table:table-cell>
          <table:table-cell table:formula="of:=ROUND([.L9]/2) + [.O9]*4 + [.P9]*6" office:value-type="float" office:value="69446478" calcext:value-type="float">
            <text:p>69446478</text:p>
          </table:table-cell>
          <table:table-cell table:formula="of:= [.U9]/[.V9]" office:value-type="float" office:value="0.853440098142918" calcext:value-type="float">
            <text:p>0.8534400981429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; 1; 0)" office:value-type="float" office:value="1" calcext:value-type="float">
            <text:p>1</text:p>
          </table:table-cell>
          <table:table-cell table:number-columns-repeated="3"/>
          <table:table-cell table:formula="of:=ROUND(14*[.D10]+144*[.D10]+3*[.B10]*[.B10]-3*[.B10]+6*[.B10]*[.C10]+(4/3)*[.C10]*[.C10])" office:value-type="float" office:value="74735705" calcext:value-type="float">
            <text:p>74735705</text:p>
          </table:table-cell>
          <table:table-cell table:formula="of:=ROUND([.L10]/2) + [.O10]*4 + [.P10]*6" office:value-type="float" office:value="87527786" calcext:value-type="float">
            <text:p>87527786</text:p>
          </table:table-cell>
          <table:table-cell table:formula="of:= [.U10]/[.V10]" office:value-type="float" office:value="0.853851198749618" calcext:value-type="float">
            <text:p>0.8538511987496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; 1; 0)" office:value-type="float" office:value="1" calcext:value-type="float">
            <text:p>1</text:p>
          </table:table-cell>
          <table:table-cell table:number-columns-repeated="3"/>
          <table:table-cell table:formula="of:=ROUND(14*[.D11]+144*[.D11]+3*[.B11]*[.B11]-3*[.B11]+6*[.B11]*[.C11]+(4/3)*[.C11]*[.C11])" office:value-type="float" office:value="87285269" calcext:value-type="float">
            <text:p>87285269</text:p>
          </table:table-cell>
          <table:table-cell table:formula="of:=ROUND([.L11]/2) + [.O11]*4 + [.P11]*6" office:value-type="float" office:value="102195872" calcext:value-type="float">
            <text:p>102195872</text:p>
          </table:table-cell>
          <table:table-cell table:formula="of:= [.U11]/[.V11]" office:value-type="float" office:value="0.854097795652646" calcext:value-type="float">
            <text:p>0.854097795652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50:41.974345308</meta:creation-date>
    <dc:date>2020-06-06T19:10:26.862275717</dc:date>
    <meta:editing-duration>PT1H5M18S</meta:editing-duration>
    <meta:editing-cycles>10</meta:editing-cycles>
    <meta:generator>LibreOffice/6.0.7.3$Linux_X86_64 LibreOffice_project/00m0$Build-3</meta:generator>
    <meta:document-statistic meta:table-count="1" meta:cell-count="191" meta:object-count="0"/>
  </office:meta>
</office:document-meta>
</file>